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C0000000C33BBCBE1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6.24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ce6"/>
        <table:table-column table:style-name="co3" table:default-cell-style-name="ce8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2">
          <table:table-cell/>
          <table:table-cell table:style-name="ce5" office:value-type="string">
            <text:p>MUNICIPIS (67)</text:p>
          </table:table-cell>
          <table:table-cell table:style-name="ce5" office:value-type="string">
            <text:p>Empreses en règim general</text:p>
          </table:table-cell>
          <table:table-cell table:style-name="ce10" office:value-type="string">
            <text:p>Superfície (km.<text:span text:style-name="T1">²)</text:span></text:p>
          </table:table-cell>
          <table:table-cell table:number-columns-repeated="3"/>
          <table:table-cell table:style-name="ce17"/>
          <table:table-cell table:style-name="ce5"/>
          <table:table-cell table:number-columns-repeated="2"/>
        </table:table-row>
        <table:table-row table:style-name="ro4">
          <table:table-cell table:style-name="ce1" office:value-type="string">
            <text:p>E</text:p>
          </table:table-cell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style-name="ce11" office:value-type="float" office:value="208.63">
            <text:p>208,63</text:p>
          </table:table-cell>
          <table:table-cell/>
          <table:table-cell table:style-name="ce3" office:value-type="string">
            <text:p>2 <text:span text:style-name="T2">Variable nº empreses</text:span>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E</text:p>
          </table:table-cell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style-name="ce12" office:value-type="float" office:value="11.14">
            <text:p>11,14</text:p>
          </table:table-cell>
          <table:table-cell/>
          <table:table-cell table:style-name="ce4" office:value-type="string">
            <text:p>Rang</text:p>
          </table:table-cell>
          <table:table-cell table:style-name="ce4" table:formula="of:=[.G9]-[.G10]" office:value-type="float" office:value="14529">
            <text:p>14529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2" office:value-type="string">
            <text:p>E</text:p>
          </table:table-cell>
          <table:table-cell office:value-type="string">
            <text:p>CALVIA</text:p>
          </table:table-cell>
          <table:table-cell office:value-type="float" office:value="2080">
            <text:p>2080</text:p>
          </table:table-cell>
          <table:table-cell table:style-name="ce12" office:value-type="float" office:value="145.02">
            <text:p>145,02</text:p>
          </table:table-cell>
          <table:table-cell table:style-name="ce15"/>
          <table:table-cell table:style-name="ce4" office:value-type="string">
            <text:p>RIC</text:p>
          </table:table-cell>
          <table:table-cell table:style-name="ce4" table:formula="of:=[.G8]-[.G7]" office:value-type="float" office:value="391.5">
            <text:p>391,5</text:p>
          </table:table-cell>
          <table:table-cell table:style-name="ce18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A</text:p>
          </table:table-cell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style-name="ce12" office:value-type="float" office:value="260.31">
            <text:p>260,31</text:p>
          </table:table-cell>
          <table:table-cell/>
          <table:table-cell table:style-name="ce4" office:value-type="string">
            <text:p>Variància</text:p>
          </table:table-cell>
          <table:table-cell table:style-name="ce4" table:formula="of:=VARP([.C2:.C68])" office:value-type="float" office:value="3175040.59389619">
            <text:p>3175040,59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A</text:p>
          </table:table-cell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style-name="ce11" office:value-type="float" office:value="117.2">
            <text:p>117,2</text:p>
          </table:table-cell>
          <table:table-cell table:style-name="ce16"/>
          <table:table-cell table:style-name="ce4" office:value-type="string">
            <text:p>Desviació típica</text:p>
          </table:table-cell>
          <table:table-cell table:style-name="ce4" table:formula="of:=SQRT([.G5])" office:value-type="float" office:value="1781.86435900609">
            <text:p>1781,86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A</text:p>
          </table:table-cell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table:style-name="ce11" office:value-type="float" office:value="153.58">
            <text:p>153,58</text:p>
          </table:table-cell>
          <table:table-cell/>
          <table:table-cell office:value-type="string">
            <text:p>1er quartil</text:p>
          </table:table-cell>
          <table:table-cell table:formula="of:=QUARTILE([.C2:.C68];1)" office:value-type="float" office:value="58.5">
            <text:p>58,5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A</text:p>
          </table:table-cell>
          <table:table-cell office:value-type="string">
            <text:p>CIUDADELLA DE MENORCA</text:p>
          </table:table-cell>
          <table:table-cell office:value-type="float" office:value="1065">
            <text:p>1065</text:p>
          </table:table-cell>
          <table:table-cell table:style-name="ce12" office:value-type="float" office:value="186.34">
            <text:p>186,34</text:p>
          </table:table-cell>
          <table:table-cell table:style-name="ce16"/>
          <table:table-cell office:value-type="string">
            <text:p>3er cuartil</text:p>
          </table:table-cell>
          <table:table-cell table:formula="of:=QUARTILE([.C2:.C68];3)" office:value-type="float" office:value="450">
            <text:p>450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style-name="ce11" office:value-type="float" office:value="54.22">
            <text:p>54,22</text:p>
          </table:table-cell>
          <table:table-cell/>
          <table:table-cell office:value-type="string">
            <text:p>Màxim</text:p>
          </table:table-cell>
          <table:table-cell table:formula="of:=MAX([.C2:.C68])" office:value-type="float" office:value="14541">
            <text:p>14541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style-name="ce12" office:value-type="float" office:value="58.34">
            <text:p>58,34</text:p>
          </table:table-cell>
          <table:table-cell table:style-name="ce16"/>
          <table:table-cell office:value-type="string">
            <text:p>Mínim</text:p>
          </table:table-cell>
          <table:table-cell table:formula="of:=MIN([.C2:.C68])" office:value-type="float" office:value="12">
            <text:p>12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style-name="ce12" office:value-type="float" office:value="327.33">
            <text:p>327,33</text:p>
          </table:table-cell>
          <table:table-cell table:style-name="ce16"/>
          <table:table-cell table:number-columns-repeated="3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JOAN DE SA TALAIA</text:p>
          </table:table-cell>
          <table:table-cell office:value-type="float" office:value="710">
            <text:p>710</text:p>
          </table:table-cell>
          <table:table-cell table:style-name="ce11" office:value-type="float" office:value="159.38">
            <text:p>159,38</text:p>
          </table:table-cell>
          <table:table-cell table:style-name="ce16"/>
          <table:table-cell table:style-name="ce3"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style-name="ce11" office:value-type="float" office:value="126.8">
            <text:p>126,8</text:p>
          </table:table-cell>
          <table:table-cell table:style-name="ce16"/>
          <table:table-cell table:style-name="ce4" office:value-type="string">
            <text:p>Mediana</text:p>
          </table:table-cell>
          <table:table-cell table:formula="of:=MEDIAN([.C2:.C68])" office:value-type="float" office:value="164">
            <text:p>164</text:p>
          </table:table-cell>
          <table:table-cell table:style-name="ce4" table:number-columns-repeated="2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style-name="ce11" office:value-type="float" office:value="151.65">
            <text:p>151,65</text:p>
          </table:table-cell>
          <table:table-cell table:style-name="ce16"/>
          <table:table-cell table:style-name="ce4" office:value-type="string">
            <text:p>1er quartil</text:p>
          </table:table-cell>
          <table:table-cell table:formula="of:=QUARTILE([.C2:.C68];1)" office:value-type="float" office:value="58.5">
            <text:p>58,5</text:p>
          </table:table-cell>
          <table:table-cell table:style-name="ce18"/>
          <table:table-cell table:style-name="ce4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style-name="ce13" office:value-type="float" office:value="60.02">
            <text:p>60,02</text:p>
          </table:table-cell>
          <table:table-cell table:style-name="ce16"/>
          <table:table-cell table:style-name="ce4" office:value-type="string">
            <text:p>3er cuartil</text:p>
          </table:table-cell>
          <table:table-cell table:formula="of:=QUARTILE([.C2:.C68];3)" office:value-type="float" office:value="450">
            <text:p>450</text:p>
          </table:table-cell>
          <table:table-cell table:style-name="ce18"/>
          <table:table-cell table:style-name="ce4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style-name="ce12" office:value-type="float" office:value="169.79">
            <text:p>169,79</text:p>
          </table:table-cell>
          <table:table-cell table:style-name="ce16"/>
          <table:table-cell table:style-name="ce4" office:value-type="string">
            <text:p>LES</text:p>
          </table:table-cell>
          <table:table-cell table:formula="of:=[.G15]+3*[.G4]" office:value-type="float" office:value="1624.5">
            <text:p>1624,5</text:p>
          </table:table-cell>
          <table:table-cell table:number-columns-repeated="4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table:style-name="ce11" office:value-type="float" office:value="124.86">
            <text:p>124,86</text:p>
          </table:table-cell>
          <table:table-cell table:style-name="ce16"/>
          <table:table-cell table:style-name="ce4" office:value-type="string">
            <text:p>LAS</text:p>
          </table:table-cell>
          <table:table-cell table:formula="of:=[.G15]+1.5*[.G4]" office:value-type="float" office:value="1037.25">
            <text:p>1037,25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style-name="ce11" office:value-type="float" office:value="42.56">
            <text:p>42,56</text:p>
          </table:table-cell>
          <table:table-cell/>
          <table:table-cell table:style-name="ce4" office:value-type="string">
            <text:p>LAI</text:p>
          </table:table-cell>
          <table:table-cell table:formula="of:=[.G14]-1.5*[.G4]" office:value-type="float" office:value="-528.75">
            <text:p>-528,75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style-name="ce13" office:value-type="float" office:value="81.46">
            <text:p>81,46</text:p>
          </table:table-cell>
          <table:table-cell table:style-name="ce16"/>
          <table:table-cell table:style-name="ce4" office:value-type="string">
            <text:p>LEI</text:p>
          </table:table-cell>
          <table:table-cell table:formula="of:=[.G7]-3*[.G4]" office:value-type="float" office:value="-1116">
            <text:p>-1116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style-name="ce11" office:value-type="float" office:value="42.8">
            <text:p>42,8</text:p>
          </table:table-cell>
          <table:table-cell table:style-name="ce16"/>
          <table:table-cell table:style-name="ce4" office:value-type="string">
            <text:p>Valors atípics</text:p>
          </table:table-cell>
          <table:table-cell office:value-type="string">
            <text:p>1364, 1315, 1187 i 1065.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style-name="ce12" office:value-type="float" office:value="54.92">
            <text:p>54,92</text:p>
          </table:table-cell>
          <table:table-cell table:style-name="ce16"/>
          <table:table-cell table:style-name="ce4" office:value-type="string">
            <text:p>Valors extrems</text:p>
          </table:table-cell>
          <table:table-cell office:value-type="string">
            <text:p>14541, 2374 i 2080.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style-name="ce13" office:value-type="float" office:value="83.24">
            <text:p>83,24</text:p>
          </table:table-cell>
          <table:table-cell table:style-name="ce16"/>
          <table:table-cell table:style-name="ce4" office:value-type="string">
            <text:p>Màxim valor típic</text:p>
          </table:table-cell>
          <table:table-cell table:formula="of:=[.C9]" office:value-type="float" office:value="898">
            <text:p>898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style-name="ce11" office:value-type="float" office:value="86.51">
            <text:p>86,51</text:p>
          </table:table-cell>
          <table:table-cell table:style-name="ce16"/>
          <table:table-cell table:style-name="ce4" office:value-type="string">
            <text:p>Mínim valor típic</text:p>
          </table:table-cell>
          <table:table-cell office:value-type="float" office:value="12">
            <text:p>12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style-name="ce11" office:value-type="float" office:value="48.59">
            <text:p>48,59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style-name="ce12" office:value-type="float" office:value="149.69">
            <text:p>149,69</text:p>
          </table:table-cell>
          <table:table-cell table:style-name="ce16"/>
          <table:table-cell table:style-name="ce3" office:value-type="string">
            <text:p>4 <text:span text:style-name="T2">Variable Superfície</text:span>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LAIOR</text:p>
          </table:table-cell>
          <table:table-cell table:style-name="ce9" office:value-type="float" office:value="321">
            <text:p>321</text:p>
          </table:table-cell>
          <table:table-cell table:style-name="ce13" office:value-type="float" office:value="109.86">
            <text:p>109,86</text:p>
          </table:table-cell>
          <table:table-cell/>
          <table:table-cell table:style-name="ce4" office:value-type="string">
            <text:p>Mitjana</text:p>
          </table:table-cell>
          <table:table-cell table:style-name="ce4" table:formula="of:=AVERAGE([.D2:.D68])" office:value-type="float" office:value="74.5025373134329">
            <text:p>74,5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style-name="ce11" office:value-type="float" office:value="58.61">
            <text:p>58,61</text:p>
          </table:table-cell>
          <table:table-cell/>
          <table:table-cell table:style-name="ce4" office:value-type="string">
            <text:p>Variància</text:p>
          </table:table-cell>
          <table:table-cell table:style-name="ce4" table:formula="of:=VARP([.D2:.D68])" office:value-type="float" office:value="4020.27257714413">
            <text:p>4020,27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style-name="ce13" office:value-type="float" office:value="139.79">
            <text:p>139,79</text:p>
          </table:table-cell>
          <table:table-cell table:style-name="ce16"/>
          <table:table-cell table:style-name="ce4" office:value-type="string">
            <text:p>Desviació típica</text:p>
          </table:table-cell>
          <table:table-cell table:style-name="ce4" table:formula="of:=SQRT([.G27])" office:value-type="float" office:value="63.4056194445266">
            <text:p>63,41</text:p>
          </table:table-cell>
          <table:table-cell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style-name="ce13" office:value-type="float" office:value="29.77">
            <text:p>29,77</text:p>
          </table:table-cell>
          <table:table-cell table:style-name="ce16"/>
          <table:table-cell table:number-columns-repeated="3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style-name="ce11" office:value-type="float" office:value="37.62">
            <text:p>37,62</text:p>
          </table:table-cell>
          <table:table-cell table:style-name="ce16"/>
          <table:table-cell table:style-name="ce3" office:value-type="float" office:value="6">
            <text:p>6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style-name="ce11" office:value-type="float" office:value="34.75">
            <text:p>34,75</text:p>
          </table:table-cell>
          <table:table-cell table:style-name="ce16"/>
          <table:table-cell table:style-name="ce4" office:value-type="string">
            <text:p>Covariància</text:p>
          </table:table-cell>
          <table:table-cell table:formula="of:=COVAR([.C2:.C68];[.D2:.D68])" office:value-type="float" office:value="41738.3593606594">
            <text:p>41738,36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style-name="ce11" office:value-type="float" office:value="138.34">
            <text:p>138,34</text:p>
          </table:table-cell>
          <table:table-cell table:style-name="ce16"/>
          <table:table-cell table:style-name="ce3" office:value-type="string">
            <text:p>Coef. De correlació</text:p>
          </table:table-cell>
          <table:table-cell table:formula="of:=CORREL([.C2:.C68];[.D2:.D68])" office:value-type="float" office:value="0.369430700177737">
            <text:p>0,37</text:p>
          </table:table-cell>
          <table:table-cell table:number-columns-repeated="4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style-name="ce11" office:value-type="float" office:value="82.08">
            <text:p>82,08</text:p>
          </table:table-cell>
          <table:table-cell table:style-name="ce16"/>
          <table:table-cell office:value-type="string">
            <text:p>Existeis una relació lineal però no forta, perquè està més a prop del valor “0”(sense relació lineal) que del valor”1”(relació lineal màxima).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style-name="ce12" office:value-type="float" office:value="11.66">
            <text:p>11,66</text:p>
          </table:table-cell>
          <table:table-cell table:style-name="ce16"/>
          <table:table-cell table:number-columns-repeated="6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style-name="ce12" office:value-type="float" office:value="66.09">
            <text:p>66,09</text:p>
          </table:table-cell>
          <table:table-cell table:style-name="ce16">
            <draw:frame table:end-cell-address="Hoja1.J62" table:end-x="1.542cm" table:end-y="0.147cm" draw:z-index="0" draw:style-name="gr1" svg:width="21.762cm" svg:height="12.131cm" svg:x="3.003cm" svg:y="0.442cm">
              <draw:object draw:notify-on-update-of-ranges="Hoja1.C2:Hoja1.C68 Hoja1.C2:Hoja1.C68 Hoja1.D1:Hoja1.D1 Hoja1.D2:Hoja1.D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style-name="ce11" office:value-type="float" office:value="86.91">
            <text:p>86,91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style-name="ce11" office:value-type="float" office:value="121.66">
            <text:p>121,66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style-name="ce11" office:value-type="float" office:value="39.12">
            <text:p>39,12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style-name="ce12" office:value-type="float" office:value="84.7">
            <text:p>84,7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style-name="ce11" office:value-type="float" office:value="47.74">
            <text:p>47,74</text:p>
          </table:table-cell>
          <table:table-cell table:number-columns-repeated="7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style-name="ce12" office:value-type="float" office:value="12.1">
            <text:p>12,1</text:p>
          </table:table-cell>
          <table:table-cell table:number-columns-repeated="7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style-name="ce12" office:value-type="float" office:value="35.29">
            <text:p>35,29</text:p>
          </table:table-cell>
          <table:table-cell table:number-columns-repeated="7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style-name="ce14" office:value-type="float" office:value="89.78">
            <text:p>89,78</text:p>
          </table:table-cell>
          <table:table-cell table:number-columns-repeated="7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style-name="ce13" office:value-type="float" office:value="45.72">
            <text:p>45,72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style-name="ce11" office:value-type="float" office:value="70.04">
            <text:p>70,04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style-name="ce13" office:value-type="float" office:value="13.7">
            <text:p>13,7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style-name="ce11" office:value-type="float" office:value="48.75">
            <text:p>48,75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style-name="ce11" office:value-type="float" office:value="41.13">
            <text:p>41,13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style-name="ce11" office:value-type="float" office:value="42.93">
            <text:p>42,93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style-name="ce11" office:value-type="float" office:value="23.96">
            <text:p>23,96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table:style-name="ce12" office:value-type="float" office:value="34.92">
            <text:p>34,92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style-name="ce11" office:value-type="float" office:value="30.52">
            <text:p>30,52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style-name="ce12" office:value-type="float" office:value="34.65">
            <text:p>34,65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style-name="ce11" office:value-type="float" office:value="38.54">
            <text:p>38,54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style-name="ce11" office:value-type="float" office:value="52.86">
            <text:p>52,86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style-name="ce11" office:value-type="float" office:value="31.42">
            <text:p>31,42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style-name="ce12" office:value-type="float" office:value="15.21">
            <text:p>15,21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SANTA EUGÈNEA </text:p>
          </table:table-cell>
          <table:table-cell office:value-type="float" office:value="32">
            <text:p>32</text:p>
          </table:table-cell>
          <table:table-cell table:style-name="ce11" office:value-type="float" office:value="20.25">
            <text:p>20,25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3">
          <table:table-cell table:style-name="ce1" office:value-type="string">
            <text:p>T</text:p>
          </table:table-cell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style-name="ce11" office:value-type="float" office:value="42.31">
            <text:p>42,31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style-name="ce12" office:value-type="float" office:value="15.37">
            <text:p>15,37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style-name="ce12" office:value-type="float" office:value="17.44">
            <text:p>17,44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style-name="ce12" office:value-type="float" office:value="8.29">
            <text:p>8,29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style-name="ce12" office:value-type="float" office:value="19.49">
            <text:p>19,49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style-name="ce12" office:value-type="float" office:value="18.06">
            <text:p>18,06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style-name="ce12" office:value-type="float" office:value="19.89">
            <text:p>19,89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style-name="ce12" office:value-type="float" office:value="139.39">
            <text:p>139,39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style-name="ce12" office:value-type="float" office:value="23.14">
            <text:p>23,14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4">
          <table:table-cell table:style-name="ce1" office:value-type="string">
            <text:p>T</text:p>
          </table:table-cell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style-name="ce13" office:value-type="float" office:value="13.44">
            <text:p>13,44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>
            <text:p>TOTAL EMPRESES R.G.:</text:p>
          </table:table-cell>
          <table:table-cell table:formula="of:=SUM([.C2:.C68])" office:value-type="float" office:value="37931">
            <text:p>37931</text:p>
          </table:table-cell>
          <table:table-cell table:number-columns-repeated="8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8"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8"/>
        </table:table-row>
        <table:table-row table:style-name="ro3" table:number-rows-repeated="13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/>
          <table:table-cell table:style-name="Default" table:number-columns-repeated="2"/>
          <table:table-cell table:number-columns-repeated="8"/>
        </table:table-row>
        <table:table-row table:style-name="ro3" table:number-rows-repeated="3">
          <table:table-cell table:style-name="ce4"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Default" table:number-columns-repeated="2"/>
          <table:table-cell table:number-columns-repeated="8"/>
        </table:table-row>
        <table:table-row table:style-name="ro3" table:number-rows-repeated="6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Default" table:number-columns-repeated="2"/>
          <table:table-cell table:number-columns-repeated="8"/>
        </table:table-row>
        <table:table-row table:style-name="ro3" table:number-rows-repeated="79">
          <table:table-cell/>
          <table:table-cell table:style-name="Default" table:number-columns-repeated="2"/>
          <table:table-cell table:number-columns-repeated="8"/>
        </table:table-row>
        <table:table-row table:style-name="ro3">
          <table:table-cell/>
          <table:table-cell table:style-name="ce5" table:number-columns-repeated="2"/>
          <table:table-cell table:style-name="ce10"/>
          <table:table-cell table:number-columns-repeated="7"/>
        </table:table-row>
        <table:table-row table:style-name="ro3">
          <table:table-cell table:number-columns-repeated="2"/>
          <table:table-cell table:style-name="ce9"/>
          <table:table-cell table:style-name="ce13"/>
          <table:table-cell table:number-columns-repeated="7"/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7"/>
        </table:table-row>
        <table:table-row table:style-name="ro3">
          <table:table-cell table:number-columns-repeated="3"/>
          <table:table-cell table:style-name="ce14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>
          <table:table-cell table:number-columns-repeated="3"/>
          <table:table-cell table:style-name="ce12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>
          <table:table-cell table:number-columns-repeated="3"/>
          <table:table-cell table:style-name="ce12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 table:number-rows-repeated="7">
          <table:table-cell table:number-columns-repeated="3"/>
          <table:table-cell table:style-name="ce12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ce12"/>
          <table:table-cell table:number-columns-repeated="7"/>
        </table:table-row>
        <table:table-row table:style-name="ro3" table:number-rows-repeated="2">
          <table:table-cell table:number-columns-repeated="3"/>
          <table:table-cell table:style-name="ce11"/>
          <table:table-cell table:number-columns-repeated="7"/>
        </table:table-row>
        <table:table-row table:style-name="ro3" table:number-rows-repeated="2">
          <table:table-cell table:number-columns-repeated="3"/>
          <table:table-cell table:style-name="ce12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 table:number-rows-repeated="2">
          <table:table-cell table:number-columns-repeated="3"/>
          <table:table-cell table:style-name="ce12"/>
          <table:table-cell table:number-columns-repeated="7"/>
        </table:table-row>
        <table:table-row table:style-name="ro3">
          <table:table-cell table:number-columns-repeated="3"/>
          <table:table-cell table:style-name="ce13"/>
          <table:table-cell table:number-columns-repeated="7"/>
        </table:table-row>
        <table:table-row table:style-name="ro3" table:number-rows-repeated="8">
          <table:table-cell table:number-columns-repeated="3"/>
          <table:table-cell table:style-name="ce12"/>
          <table:table-cell table:number-columns-repeated="7"/>
        </table:table-row>
        <table:table-row table:style-name="ro3" table:number-rows-repeated="29">
          <table:table-cell table:number-columns-repeated="3"/>
          <table:table-cell table:style-name="ce11"/>
          <table:table-cell table:number-columns-repeated="7"/>
        </table:table-row>
        <table:table-row table:style-name="ro3">
          <table:table-cell table:number-columns-repeated="3"/>
          <table:table-cell table:style-name="ce11"/>
          <table:table-cell table:number-columns-repeated="7"/>
        </table:table-row>
      </table:table>
      <table:table table:name="Hoj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Hoja1.B181:Hoja1.D2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20:45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7:16:22.25</meta:creation-date>
    <dc:date>2011-03-30T20:45:59.03</dc:date>
    <meta:editing-duration>PT6H25M34S</meta:editing-duration>
    <meta:editing-cycles>56</meta:editing-cycles>
    <meta:generator>OpenOffice.org/3.3$Win32 OpenOffice.org_project/330m20$Build-9567</meta:generator>
    <meta:document-statistic meta:table-count="3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>
        <chart:symbol-image xlink:href="Pictures/100002000000000C0000000C33BBCBE1.gif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18cm" chart:symbol-height="0.318cm">
        <chart:symbol-image xlink:href="Pictures/100002000000000C0000000C33BBCBE1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63cm" svg:height="12.132cm" xlink:href=".." xlink:type="simple" chart:class="chart:scatter" chart:column-mapping="0" chart:style-name="ch1">
        <chart:plot-area chart:style-name="ch2" table:cell-range-address="Hoja1.C1:Hoja1.D68" chart:data-source-has-labels="both" svg:x="1.356cm" svg:y="0.456cm" svg:width="19.736cm" svg:height="10.649cm">
          <chartooo:coordinate-region svg:x="2.083cm" svg:y="0.642cm" svg:width="18.61cm" svg:height="9.843cm"/>
          <chart:axis chart:dimension="x" chart:name="primary-x" chart:style-name="ch3">
            <chart:title svg:x="7.82cm" svg:y="11.348cm" chart:style-name="ch4">
              <text:p>NOMBRE D'EMPRESES EN RÈGIM GENERAL</text:p>
            </chart:title>
            <chart:categories table:cell-range-address="Hoja1.C2:Hoja1.C68"/>
          </chart:axis>
          <chart:axis chart:dimension="y" chart:name="primary-y" chart:style-name="ch3">
            <chart:title svg:x="0.334cm" svg:y="7.213cm" chart:style-name="ch5">
              <text:p>SUPERFÍCIE (km²)</text:p>
            </chart:title>
            <chart:grid chart:style-name="ch6" chart:class="major"/>
          </chart:axis>
          <chart:series chart:style-name="ch7" chart:values-cell-range-address="Hoja1.D2:Hoja1.D68" chart:label-cell-address="Hoja1.D1:Hoja1.D1" chart:class="chart:scatter">
            <chart:domain table:cell-range-address="Hoja1.C2:Hoja1.C68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uperfície (km.²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541</text:p>
                <draw:g>
                  <svg:desc>Hoja1.C2:Hoja1.C68</svg:desc>
                </draw:g>
              </table:table-cell>
              <table:table-cell office:value-type="float" office:value="14541">
                <text:p>14541</text:p>
                <draw:g>
                  <svg:desc>Hoja1.C2:Hoja1.C68</svg:desc>
                </draw:g>
              </table:table-cell>
              <table:table-cell office:value-type="float" office:value="208.63">
                <text:p>208.63</text:p>
                <draw:g>
                  <svg:desc>Hoja1.D2:Hoja1.D68</svg:desc>
                </draw:g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